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67b" officeooo:paragraph-rsid="0007f67b"/>
    </style:style>
    <style:style style:name="P2" style:family="paragraph" style:parent-style-name="Standard">
      <style:text-properties officeooo:rsid="000a6bbe" officeooo:paragraph-rsid="000a6bbe"/>
    </style:style>
    <style:style style:name="P3" style:family="paragraph" style:parent-style-name="Standard">
      <style:text-properties officeooo:rsid="000b7dd5" officeooo:paragraph-rsid="000b7dd5"/>
    </style:style>
    <style:style style:name="P4" style:family="paragraph" style:parent-style-name="Standard">
      <style:text-properties officeooo:rsid="000ce1e4" officeooo:paragraph-rsid="000ce1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 index.js para startar o server (no terminal do vs)</text:p>
      <text:p text:style-name="P1">ctrl + c para parar o server (quando fizer alguma atulização</text:p>
      <text:p text:style-name="P1"/>
      <text:p text:style-name="P2">ctrl +H trocar todas as palavaras </text:p>
      <text:p text:style-name="P2"/>
      <text:p text:style-name="P3">para adcionar novo server uso o npm i serve,</text:p>
      <text:p text:style-name="P3">no html</text:p>
      <text:p text:style-name="P3"/>
      <text:p text:style-name="P4">buscar sobre endpoints </text:p>
      <text:p text:style-name="P4">get ir no end point buscar dados</text:p>
      <text:p text:style-name="P4">post enviar / inserir</text:p>
      <text:p text:style-name="P4">put atualizar</text:p>
      <text:p text:style-name="P4">dell deleta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12:34:17.568099559</meta:creation-date>
    <dc:date>2022-06-12T15:46:58.128552969</dc:date>
    <meta:editing-duration>PT2H2M25S</meta:editing-duration>
    <meta:editing-cycles>5</meta:editing-cycles>
    <meta:generator>LibreOffice/7.3.3.2$Linux_X86_64 LibreOffice_project/30$Build-2</meta:generator>
    <meta:document-statistic meta:table-count="0" meta:image-count="0" meta:object-count="0" meta:page-count="1" meta:paragraph-count="10" meta:word-count="56" meta:character-count="301" meta:non-whitespace-character-count="253"/>
  </office:meta>
</office:document-meta>
</file>